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138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1.2283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2909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1.1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t_results NC_ang110to12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356.952671" calcext:value-type="float">
            <text:p>356.952671</text:p>
          </table:table-cell>
          <table:table-cell office:value-type="float" office:value="1341.770637" calcext:value-type="float">
            <text:p>1341.770637</text:p>
          </table:table-cell>
          <table:table-cell office:value-type="float" office:value="835.332603" calcext:value-type="float">
            <text:p>835.332603</text:p>
          </table:table-cell>
          <table:table-cell office:value-type="float" office:value="720.767468" calcext:value-type="float">
            <text:p>720.767468</text:p>
          </table:table-cell>
          <table:table-cell office:value-type="float" office:value="181.627215" calcext:value-type="float">
            <text:p>181.627215</text:p>
          </table:table-cell>
          <table:table-cell office:value-type="float" office:value="96.707991" calcext:value-type="float">
            <text:p>96.707991</text:p>
          </table:table-cell>
        </table:table-row>
      </table:table>
      <table:table table:name="fit_results NC_ang120to13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435.868413" calcext:value-type="float">
            <text:p>435.868413</text:p>
          </table:table-cell>
          <table:table-cell office:value-type="float" office:value="128.402548" calcext:value-type="float">
            <text:p>128.402548</text:p>
          </table:table-cell>
          <table:table-cell office:value-type="float" office:value="115.51454" calcext:value-type="float">
            <text:p>115.51454</text:p>
          </table:table-cell>
          <table:table-cell office:value-type="float" office:value="210.864901" calcext:value-type="float">
            <text:p>210.864901</text:p>
          </table:table-cell>
          <table:table-cell office:value-type="float" office:value="147.445902" calcext:value-type="float">
            <text:p>147.445902</text:p>
          </table:table-cell>
          <table:table-cell office:value-type="float" office:value="201.177095" calcext:value-type="float">
            <text:p>201.177095</text:p>
          </table:table-cell>
        </table:table-row>
      </table:table>
      <table:table table:name="fit_results NC_ang130to140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par[0]</text:p>
          </table:table-cell>
          <table:table-cell office:value-type="string" calcext:value-type="string">
            <text:p>1656.955290par[1]</text:p>
          </table:table-cell>
          <table:table-cell office:value-type="string" calcext:value-type="string">
            <text:p>-0.083331par[2]</text:p>
          </table:table-cell>
          <table:table-cell office:value-type="string" calcext:value-type="string">
            <text:p>538.306453par[3]</text:p>
          </table:table-cell>
          <table:table-cell office:value-type="string" calcext:value-type="string">
            <text:p>0.010294par[4]</text:p>
          </table:table-cell>
          <table:table-cell office:value-type="string" calcext:value-type="string">
            <text:p>1417.733236par[5]</text:p>
          </table:table-cell>
          <table:table-cell office:value-type="string" calcext:value-type="string">
            <text:p>0.229550par[6]</text:p>
          </table:table-cell>
          <table:table-cell office:value-type="string" calcext:value-type="string">
            <text:p>2747.497828par[7]</text:p>
          </table:table-cell>
          <table:table-cell office:value-type="string" calcext:value-type="string">
            <text:p>0.089558par[8]</text:p>
          </table:table-cell>
          <table:table-cell office:value-type="string" calcext:value-type="string">
            <text:p>992.635759par[9]</text:p>
          </table:table-cell>
          <table:table-cell office:value-type="string" calcext:value-type="string">
            <text:p>0.493201par[10]</text:p>
          </table:table-cell>
          <table:table-cell office:value-type="string" calcext:value-type="string">
            <text:p>2190.671532par[11]</text:p>
          </table:table-cell>
          <table:table-cell office:value-type="string" calcext:value-type="string">
            <text:p>0.088373par[12]</text:p>
          </table:table-cell>
          <table:table-cell office:value-type="string" calcext:value-type="string">
            <text:p>0.000000par[13]</text:p>
          </table:table-cell>
          <table:table-cell office:value-type="string" calcext:value-type="string">
            <text:p>0.000000par[14]</text:p>
          </table:table-cell>
          <table:table-cell office:value-type="string" calcext:value-type="string">
            <text:p>0.000000par[15]</text:p>
          </table:table-cell>
          <table:table-cell office:value-type="string" calcext:value-type="string">
            <text:p>0.000000par[16]</text:p>
          </table:table-cell>
          <table:table-cell office:value-type="string" calcext:value-type="string">
            <text:p>0.000000par[17]</text:p>
          </table:table-cell>
          <table:table-cell office:value-type="string" calcext:value-type="string">
            <text:p>0.000000Integra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263.863854" calcext:value-type="float">
            <text:p>263.863854</text:p>
          </table:table-cell>
          <table:table-cell office:value-type="float" office:value="56.96769" calcext:value-type="float">
            <text:p>56.96769</text:p>
          </table:table-cell>
          <table:table-cell office:value-type="float" office:value="147.70319" calcext:value-type="float">
            <text:p>147.70319</text:p>
          </table:table-cell>
          <table:table-cell office:value-type="float" office:value="267.646023" calcext:value-type="float">
            <text:p>267.646023</text:p>
          </table:table-cell>
          <table:table-cell office:value-type="float" office:value="102.467928" calcext:value-type="float">
            <text:p>102.467928</text:p>
          </table:table-cell>
          <table:table-cell office:value-type="float" office:value="223.203662" calcext:value-type="float">
            <text:p>223.203662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office:value-type="float" office:value="125" calcext:value-type="float">
            <text:p>125</text:p>
          </table:table-cell>
          <table:table-cell table:number-columns-repeated="19"/>
        </table:table-row>
      </table:table>
      <table:table table:name="fit_results NC_ang140to150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par[0]</text:p>
          </table:table-cell>
          <table:table-cell office:value-type="string" calcext:value-type="string">
            <text:p>1778.019441par[1]</text:p>
          </table:table-cell>
          <table:table-cell office:value-type="string" calcext:value-type="string">
            <text:p>-0.071066par[2]</text:p>
          </table:table-cell>
          <table:table-cell office:value-type="string" calcext:value-type="string">
            <text:p>796.080682par[3]</text:p>
          </table:table-cell>
          <table:table-cell office:value-type="string" calcext:value-type="string">
            <text:p>0.031579par[4]</text:p>
          </table:table-cell>
          <table:table-cell office:value-type="string" calcext:value-type="string">
            <text:p>1274.080993par[5]</text:p>
          </table:table-cell>
          <table:table-cell office:value-type="string" calcext:value-type="string">
            <text:p>0.029718par[6]</text:p>
          </table:table-cell>
          <table:table-cell office:value-type="string" calcext:value-type="string">
            <text:p>4636.023141par[7]</text:p>
          </table:table-cell>
          <table:table-cell office:value-type="string" calcext:value-type="string">
            <text:p>-0.002441par[8]</text:p>
          </table:table-cell>
          <table:table-cell office:value-type="string" calcext:value-type="string">
            <text:p>1352.956913par[9]</text:p>
          </table:table-cell>
          <table:table-cell office:value-type="string" calcext:value-type="string">
            <text:p>0.137500par[10]</text:p>
          </table:table-cell>
          <table:table-cell office:value-type="string" calcext:value-type="string">
            <text:p>3129.366672par[11]</text:p>
          </table:table-cell>
          <table:table-cell office:value-type="string" calcext:value-type="string">
            <text:p>-0.020731par[12]</text:p>
          </table:table-cell>
          <table:table-cell office:value-type="string" calcext:value-type="string">
            <text:p>0.000000par[13]</text:p>
          </table:table-cell>
          <table:table-cell office:value-type="string" calcext:value-type="string">
            <text:p>0.000000par[14]</text:p>
          </table:table-cell>
          <table:table-cell office:value-type="string" calcext:value-type="string">
            <text:p>0.000000par[15]</text:p>
          </table:table-cell>
          <table:table-cell office:value-type="string" calcext:value-type="string">
            <text:p>0.000000par[16]</text:p>
          </table:table-cell>
          <table:table-cell office:value-type="string" calcext:value-type="string">
            <text:p>0.000000par[17]</text:p>
          </table:table-cell>
          <table:table-cell office:value-type="string" calcext:value-type="string">
            <text:p>0.000000Integra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72.954064" calcext:value-type="float">
            <text:p>172.954064</text:p>
          </table:table-cell>
          <table:table-cell office:value-type="float" office:value="59.811763" calcext:value-type="float">
            <text:p>59.811763</text:p>
          </table:table-cell>
          <table:table-cell office:value-type="float" office:value="94.657674" calcext:value-type="float">
            <text:p>94.657674</text:p>
          </table:table-cell>
          <table:table-cell office:value-type="float" office:value="354.209272" calcext:value-type="float">
            <text:p>354.209272</text:p>
          </table:table-cell>
          <table:table-cell office:value-type="float" office:value="93.714111" calcext:value-type="float">
            <text:p>93.714111</text:p>
          </table:table-cell>
          <table:table-cell office:value-type="float" office:value="220.312968" calcext:value-type="float">
            <text:p>220.31296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2"/>
          <table:table-cell office:value-type="float" office:value="135" calcext:value-type="float">
            <text:p>135</text:p>
          </table:table-cell>
          <table:table-cell table:number-columns-repeated="19"/>
        </table:table-row>
      </table:table>
      <table:table table:name="fit_results NC_ang150to160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par[0]</text:p>
          </table:table-cell>
          <table:table-cell office:value-type="string" calcext:value-type="string">
            <text:p>3271.527707par[1]</text:p>
          </table:table-cell>
          <table:table-cell office:value-type="string" calcext:value-type="string">
            <text:p>0.004305par[2]</text:p>
          </table:table-cell>
          <table:table-cell office:value-type="string" calcext:value-type="string">
            <text:p>830.932956par[3]</text:p>
          </table:table-cell>
          <table:table-cell office:value-type="string" calcext:value-type="string">
            <text:p>-0.022486par[4]</text:p>
          </table:table-cell>
          <table:table-cell office:value-type="string" calcext:value-type="string">
            <text:p>1699.259256par[5]</text:p>
          </table:table-cell>
          <table:table-cell office:value-type="string" calcext:value-type="string">
            <text:p>0.042498par[6]</text:p>
          </table:table-cell>
          <table:table-cell office:value-type="string" calcext:value-type="string">
            <text:p>5267.526219par[7]</text:p>
          </table:table-cell>
          <table:table-cell office:value-type="string" calcext:value-type="string">
            <text:p>-0.079169par[8]</text:p>
          </table:table-cell>
          <table:table-cell office:value-type="string" calcext:value-type="string">
            <text:p>2456.076688par[9]</text:p>
          </table:table-cell>
          <table:table-cell office:value-type="string" calcext:value-type="string">
            <text:p>-0.017499par[10]</text:p>
          </table:table-cell>
          <table:table-cell office:value-type="string" calcext:value-type="string">
            <text:p>3135.903628par[11]</text:p>
          </table:table-cell>
          <table:table-cell office:value-type="string" calcext:value-type="string">
            <text:p>0.042502par[12]</text:p>
          </table:table-cell>
          <table:table-cell office:value-type="string" calcext:value-type="string">
            <text:p>0.000000par[13]</text:p>
          </table:table-cell>
          <table:table-cell office:value-type="string" calcext:value-type="string">
            <text:p>0.000000par[14]</text:p>
          </table:table-cell>
          <table:table-cell office:value-type="string" calcext:value-type="string">
            <text:p>0.000000par[15]</text:p>
          </table:table-cell>
          <table:table-cell office:value-type="string" calcext:value-type="string">
            <text:p>0.000000par[16]</text:p>
          </table:table-cell>
          <table:table-cell office:value-type="string" calcext:value-type="string">
            <text:p>0.000000par[17]</text:p>
          </table:table-cell>
          <table:table-cell office:value-type="string" calcext:value-type="string">
            <text:p>0.000000Integra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04.535581" calcext:value-type="float">
            <text:p>104.535581</text:p>
          </table:table-cell>
          <table:table-cell office:value-type="float" office:value="42.33036" calcext:value-type="float">
            <text:p>42.33036</text:p>
          </table:table-cell>
          <table:table-cell office:value-type="float" office:value="82.611042" calcext:value-type="float">
            <text:p>82.611042</text:p>
          </table:table-cell>
          <table:table-cell office:value-type="float" office:value="248.371481" calcext:value-type="float">
            <text:p>248.371481</text:p>
          </table:table-cell>
          <table:table-cell office:value-type="float" office:value="116.442837" calcext:value-type="float">
            <text:p>116.442837</text:p>
          </table:table-cell>
          <table:table-cell office:value-type="float" office:value="143.900569" calcext:value-type="float">
            <text:p>143.900569</text:p>
          </table:table-cell>
        </table:table-row>
      </table:table>
      <table:table table:name="fit_results NC_ang100to180" table:style-name="ta1">
        <table:shapes>
          <draw:frame draw:z-index="0" draw:style-name="gr1" draw:text-style-name="P1" svg:width="8.7122in" svg:height="8.6406in" svg:x="10.6217in" svg:y="0.3638in">
            <draw:object draw:notify-on-update-of-ranges="'fit_results NC_ang100to180'.G2:'fit_results NC_ang100to180'.G2 'fit_results NC_ang100to180'.M3:'fit_results NC_ang100to180'.M7 'fit_results NC_ang100to180'.G2:'fit_results NC_ang100to180'.G2 'fit_results NC_ang100to180'.G3:'fit_results NC_ang100to180'.G7 'fit_results NC_ang100to180'.J2:'fit_results NC_ang100to180'.J2 'fit_results NC_ang100to180'.J3:'fit_results NC_ang100to180'.J7 'fit_results NC_ang100to180'.M3:'fit_results NC_ang100to180'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7122in" svg:height="8.6406in" svg:x="1.6969in" svg:y="4.4862in">
            <draw:object draw:notify-on-update-of-ranges="'fit_results NC_ang100to180'.M4:'fit_results NC_ang100to180'.M7 'fit_results NC_ang100to180'.G2:'fit_results NC_ang100to180'.G2 'fit_results NC_ang100to180'.G4:'fit_results NC_ang100to180'.G7 'fit_results NC_ang100to180'.H2:'fit_results NC_ang100to180'.H2 'fit_results NC_ang100to180'.H4:'fit_results NC_ang100to180'.H7 'fit_results NC_ang100to180'.M4:'fit_results NC_ang100to180'.M7 'fit_results NC_ang100to180'.I2:'fit_results NC_ang100to180'.I2 'fit_results NC_ang100to180'.I4:'fit_results NC_ang100to180'.I7 'fit_results NC_ang100to180'.M4:'fit_results NC_ang100to180'.M7 'fit_results NC_ang100to180'.M4:'fit_results NC_ang100to180'.M7 'fit_results NC_ang100to180'.J2:'fit_results NC_ang100to180'.J2 'fit_results NC_ang100to180'.J4:'fit_results NC_ang100to180'.J7 'fit_results NC_ang100to180'.K2:'fit_results NC_ang100to180'.K2 'fit_results NC_ang100to180'.K4:'fit_results NC_ang100to180'.K7 'fit_results NC_ang100to180'.M4:'fit_results NC_ang100to180'.M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s</text:p>
          </table:table-cell>
          <table:table-cell office:value-type="float" office:value="915" calcext:value-type="float">
            <text:p>915</text:p>
          </table:table-cell>
          <table:table-cell office:value-type="float" office:value="1816" calcext:value-type="float">
            <text:p>1816</text:p>
          </table:table-cell>
          <table:table-cell office:value-type="float" office:value="2550" calcext:value-type="float">
            <text:p>2550</text:p>
          </table:table-cell>
          <table:table-cell office:value-type="float" office:value="2880" calcext:value-type="float">
            <text:p>288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heta Lab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356.952671" calcext:value-type="float">
            <text:p>356.952671</text:p>
          </table:table-cell>
          <table:table-cell office:value-type="float" office:value="1341.770637" calcext:value-type="float">
            <text:p>1341.770637</text:p>
          </table:table-cell>
          <table:table-cell office:value-type="float" office:value="835.332603" calcext:value-type="float">
            <text:p>835.332603</text:p>
          </table:table-cell>
          <table:table-cell office:value-type="float" office:value="720.767468" calcext:value-type="float">
            <text:p>720.767468</text:p>
          </table:table-cell>
          <table:table-cell office:value-type="float" office:value="181.627215" calcext:value-type="float">
            <text:p>181.627215</text:p>
          </table:table-cell>
          <table:table-cell office:value-type="float" office:value="96.707991" calcext:value-type="float">
            <text:p>96.7079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435.868413" calcext:value-type="float">
            <text:p>435.868413</text:p>
          </table:table-cell>
          <table:table-cell office:value-type="float" office:value="128.402548" calcext:value-type="float">
            <text:p>128.402548</text:p>
          </table:table-cell>
          <table:table-cell office:value-type="float" office:value="115.51454" calcext:value-type="float">
            <text:p>115.51454</text:p>
          </table:table-cell>
          <table:table-cell office:value-type="float" office:value="210.864901" calcext:value-type="float">
            <text:p>210.864901</text:p>
          </table:table-cell>
          <table:table-cell office:value-type="float" office:value="147.445902" calcext:value-type="float">
            <text:p>147.445902</text:p>
          </table:table-cell>
          <table:table-cell office:value-type="float" office:value="201.177095" calcext:value-type="float">
            <text:p>201.1770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263.863854" calcext:value-type="float">
            <text:p>263.863854</text:p>
          </table:table-cell>
          <table:table-cell office:value-type="float" office:value="56.96769" calcext:value-type="float">
            <text:p>56.96769</text:p>
          </table:table-cell>
          <table:table-cell office:value-type="float" office:value="147.70319" calcext:value-type="float">
            <text:p>147.70319</text:p>
          </table:table-cell>
          <table:table-cell office:value-type="float" office:value="267.646023" calcext:value-type="float">
            <text:p>267.646023</text:p>
          </table:table-cell>
          <table:table-cell office:value-type="float" office:value="102.467928" calcext:value-type="float">
            <text:p>102.467928</text:p>
          </table:table-cell>
          <table:table-cell office:value-type="float" office:value="223.203662" calcext:value-type="float">
            <text:p>223.20366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72.954064" calcext:value-type="float">
            <text:p>172.954064</text:p>
          </table:table-cell>
          <table:table-cell office:value-type="float" office:value="59.811763" calcext:value-type="float">
            <text:p>59.811763</text:p>
          </table:table-cell>
          <table:table-cell office:value-type="float" office:value="94.657674" calcext:value-type="float">
            <text:p>94.657674</text:p>
          </table:table-cell>
          <table:table-cell office:value-type="float" office:value="354.209272" calcext:value-type="float">
            <text:p>354.209272</text:p>
          </table:table-cell>
          <table:table-cell office:value-type="float" office:value="93.714111" calcext:value-type="float">
            <text:p>93.714111</text:p>
          </table:table-cell>
          <table:table-cell office:value-type="float" office:value="220.312968" calcext:value-type="float">
            <text:p>220.3129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04.535581" calcext:value-type="float">
            <text:p>104.535581</text:p>
          </table:table-cell>
          <table:table-cell office:value-type="float" office:value="42.33036" calcext:value-type="float">
            <text:p>42.33036</text:p>
          </table:table-cell>
          <table:table-cell office:value-type="float" office:value="82.611042" calcext:value-type="float">
            <text:p>82.611042</text:p>
          </table:table-cell>
          <table:table-cell office:value-type="float" office:value="248.371481" calcext:value-type="float">
            <text:p>248.371481</text:p>
          </table:table-cell>
          <table:table-cell office:value-type="float" office:value="116.442837" calcext:value-type="float">
            <text:p>116.442837</text:p>
          </table:table-cell>
          <table:table-cell office:value-type="float" office:value="143.900569" calcext:value-type="float">
            <text:p>143.90056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2156.866943" calcext:value-type="float">
            <text:p>2156.866943</text:p>
          </table:table-cell>
          <table:table-cell office:value-type="float" office:value="380.846216" calcext:value-type="float">
            <text:p>380.846216</text:p>
          </table:table-cell>
          <table:table-cell office:value-type="float" office:value="916.432813" calcext:value-type="float">
            <text:p>916.432813</text:p>
          </table:table-cell>
          <table:table-cell office:value-type="float" office:value="2172.91543" calcext:value-type="float">
            <text:p>2172.91543</text:p>
          </table:table-cell>
          <table:table-cell office:value-type="float" office:value="1138.088293" calcext:value-type="float">
            <text:p>1138.088293</text:p>
          </table:table-cell>
          <table:table-cell office:value-type="float" office:value="1179.678563" calcext:value-type="float">
            <text:p>1179.678563</text:p>
          </table:table-cell>
          <table:table-cell office:value-type="string" calcext:value-type="string">
            <text:p>all</text:p>
          </table:table-cell>
        </table:table-row>
      </table:table>
      <table:table table:name="Sheet1" table:style-name="ta1">
        <table:shapes>
          <draw:frame draw:z-index="0" draw:style-name="gr1" draw:text-style-name="P1" svg:width="6.2988in" svg:height="3.5429in" svg:x="6.6091in" svg:y="1.3783in">
            <draw:object draw:notify-on-update-of-ranges="Sheet1.B4:Sheet1.B8 Sheet1.A4:Sheet1.A8 Sheet1.B4:Sheet1.B8 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256.31" calcext:value-type="float">
            <text:p>256.3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5" calcext:value-type="float">
            <text:p>125</text:p>
          </table:table-cell>
          <table:table-cell office:value-type="float" office:value="196.24" calcext:value-type="float">
            <text:p>196.2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5" calcext:value-type="float">
            <text:p>135</text:p>
          </table:table-cell>
          <table:table-cell office:value-type="float" office:value="305.72" calcext:value-type="float">
            <text:p>305.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" calcext:value-type="float">
            <text:p>145</text:p>
          </table:table-cell>
          <table:table-cell office:value-type="float" office:value="388.27" calcext:value-type="float">
            <text:p>388.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317.44" calcext:value-type="float">
            <text:p>317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4:06:47.683990185</meta:creation-date>
    <dc:date>2025-05-13T21:28:24.489109503</dc:date>
    <meta:editing-duration>PT21M6S</meta:editing-duration>
    <meta:editing-cycles>1</meta:editing-cycles>
    <meta:document-statistic meta:table-count="7" meta:cell-count="228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" chart:style-name="ch1">
        <chart:legend chart:legend-position="end" svg:x="13.148cm" svg:y="3.952cm" style:legend-expansion="high" chart:style-name="ch2"/>
        <chart:plot-area chart:style-name="ch3" table:cell-range-address="Sheet1.A4:Sheet1.C8" svg:x="0.32cm" svg:y="0.18cm" svg:width="12.508cm" svg:height="8.64cm">
          <chart:coordinate-region svg:x="1.127cm" svg:y="0.379cm" svg:width="11.42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A8" chart:class="chart:scatter">
            <chart:domain table:cell-range-address="Sheet1.B4:Sheet1.B8"/>
            <chart:data-point chart:repeated="5"/>
          </chart:series>
          <chart:series chart:style-name="ch8" chart:values-cell-range-address="Sheet1.C4:Sheet1.C8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Sheet1.B4:Sheet1.B8</svg:desc>
                </draw:g>
              </table:table-cell>
              <table:table-cell office:value-type="float" office:value="193">
                <text:p>193</text:p>
                <draw:g>
                  <svg:desc>Sheet1.A4:Sheet1.A8</svg:desc>
                </draw:g>
              </table:table-cell>
              <table:table-cell office:value-type="float" office:value="256.31">
                <text:p>256.31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488">
                <text:p>488</text:p>
              </table:table-cell>
              <table:table-cell office:value-type="float" office:value="196.24">
                <text:p>196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417">
                <text:p>417</text:p>
              </table:table-cell>
              <table:table-cell office:value-type="float" office:value="305.72">
                <text:p>305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270">
                <text:p>270</text:p>
              </table:table-cell>
              <table:table-cell office:value-type="float" office:value="388.27">
                <text:p>388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93">
                <text:p>193</text:p>
              </table:table-cell>
              <table:table-cell office:value-type="float" office:value="317.44">
                <text:p>317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3cm" svg:height="21.948cm" xlink:href=".." xlink:type="simple" chart:class="chart:scatter" chart:style-name="ch1">
        <chart:title svg:x="6.312cm" svg:y="0.573cm" chart:style-name="ch2">
          <text:p>integral values under curves for different peaks
rough Cross sections </text:p>
        </chart:title>
        <chart:legend chart:legend-position="end" svg:x="16.102cm" svg:y="2.836cm" style:legend-expansion="custom" svg:width="2.68cm" svg:height="1.596cm" style:legend-expansion-aspect-ratio="1.67919799498747" chart:style-name="ch3"/>
        <chart:plot-area chart:style-name="ch4" table:cell-range-address="'fit_results NC_ang100to180'.G2:'fit_results NC_ang100to180'.G7 'fit_results NC_ang100to180'.M3:'fit_results NC_ang100to180'.M7 'fit_results NC_ang100to180'.J2:'fit_results NC_ang100to180'.J7" chart:data-source-has-labels="row" svg:x="1.453cm" svg:y="2.294cm" svg:width="18.15cm" svg:height="18.235cm">
          <chart:coordinate-region svg:x="2.26cm" svg:y="2.493cm" svg:width="17.063cm" svg:height="17.389cm"/>
          <chart:axis chart:dimension="x" chart:name="primary-x" chart:style-name="ch5">
            <chart:title svg:x="8.963cm" svg:y="20.967cm" chart:style-name="ch6">
              <text:p>ThetaLAb in degrees</text:p>
            </chart:title>
          </chart:axis>
          <chart:axis chart:dimension="y" chart:name="primary-y" chart:style-name="ch7">
            <chart:title svg:x="0.451cm" svg:y="11.945cm" chart:style-name="ch8">
              <text:p>counts</text:p>
            </chart:title>
            <chart:grid chart:style-name="ch9" chart:class="major"/>
          </chart:axis>
          <chart:series chart:style-name="ch10" chart:values-cell-range-address="'fit_results NC_ang100to180'.G3:'fit_results NC_ang100to180'.G7" chart:label-cell-address="'fit_results NC_ang100to180'.G2:'fit_results NC_ang100to180'.G2" chart:class="chart:scatter">
            <chart:domain table:cell-range-address="'fit_results NC_ang100to180'.M3:'fit_results NC_ang100to180'.M7"/>
            <chart:data-point chart:repeated="5"/>
          </chart:series>
          <chart:series chart:style-name="ch11" chart:values-cell-range-address="'fit_results NC_ang100to180'.J3:'fit_results NC_ang100to180'.J7" chart:label-cell-address="'fit_results NC_ang100to180'.J2:'fit_results NC_ang100to180'.J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s</text:p>
                <draw:g>
                  <svg:desc>'fit_results NC_ang100to180'.G2:'fit_results NC_ang100to180'.G2</svg:desc>
                </draw:g>
              </table:table-cell>
              <table:table-cell office:value-type="string">
                <text:p>2550</text:p>
                <draw:g>
                  <svg:desc>'fit_results NC_ang100to180'.J2:'fit_results NC_ang100to180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'fit_results NC_ang100to180'.M3:'fit_results NC_ang100to180'.M7</svg:desc>
                </draw:g>
              </table:table-cell>
              <table:table-cell office:value-type="float" office:value="356.952671">
                <text:p>356.952671</text:p>
                <draw:g>
                  <svg:desc>'fit_results NC_ang100to180'.G3:'fit_results NC_ang100to180'.G7</svg:desc>
                </draw:g>
              </table:table-cell>
              <table:table-cell office:value-type="float" office:value="720.767468">
                <text:p>720.767468</text:p>
                <draw:g>
                  <svg:desc>'fit_results NC_ang100to180'.J3:'fit_results NC_ang100to180'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435.868413">
                <text:p>435.868413</text:p>
              </table:table-cell>
              <table:table-cell office:value-type="float" office:value="210.864901">
                <text:p>210.86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263.863854">
                <text:p>263.863854</text:p>
              </table:table-cell>
              <table:table-cell office:value-type="float" office:value="267.646023">
                <text:p>267.64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72.954064">
                <text:p>172.954064</text:p>
              </table:table-cell>
              <table:table-cell office:value-type="float" office:value="354.209272">
                <text:p>354.209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04.535581">
                <text:p>104.535581</text:p>
              </table:table-cell>
              <table:table-cell office:value-type="float" office:value="248.371481">
                <text:p>248.371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e472" draw:fill-color="#00e47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72e4" draw:fill-color="#0072e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3b0076" draw:fill-color="#3b007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3cm" svg:height="21.948cm" xlink:href=".." xlink:type="simple" chart:class="chart:scatter" chart:style-name="ch1">
        <chart:title svg:x="6.312cm" svg:y="0.573cm" chart:style-name="ch2">
          <text:p>integral values under curves for different peaks
rough Cross sections </text:p>
        </chart:title>
        <chart:legend chart:legend-position="end" svg:x="16.643cm" svg:y="2.493cm" style:legend-expansion="custom" svg:width="2.68cm" svg:height="3.772cm" style:legend-expansion-aspect-ratio="0.710498409331919" chart:style-name="ch3"/>
        <chart:plot-area chart:style-name="ch4" table:cell-range-address="'fit_results NC_ang100to180'.M4:'fit_results NC_ang100to180'.M7 'fit_results NC_ang100to180'.G2:'fit_results NC_ang100to180'.K2 'fit_results NC_ang100to180'.G4:'fit_results NC_ang100to180'.K7" chart:data-source-has-labels="row" svg:x="1.453cm" svg:y="2.294cm" svg:width="18.15cm" svg:height="18.235cm">
          <chart:coordinate-region svg:x="2.26cm" svg:y="2.493cm" svg:width="17.063cm" svg:height="17.389cm"/>
          <chart:axis chart:dimension="x" chart:name="primary-x" chart:style-name="ch5">
            <chart:title svg:x="8.963cm" svg:y="20.967cm" chart:style-name="ch6">
              <text:p>ThetaLAb in degrees</text:p>
            </chart:title>
          </chart:axis>
          <chart:axis chart:dimension="y" chart:name="primary-y" chart:style-name="ch7">
            <chart:title svg:x="0.451cm" svg:y="11.945cm" chart:style-name="ch8">
              <text:p>counts</text:p>
            </chart:title>
            <chart:grid chart:style-name="ch9" chart:class="major"/>
          </chart:axis>
          <chart:series chart:style-name="ch10" chart:values-cell-range-address="'fit_results NC_ang100to180'.G4:'fit_results NC_ang100to180'.G7" chart:label-cell-address="'fit_results NC_ang100to180'.G2:'fit_results NC_ang100to180'.G2" chart:class="chart:scatter">
            <chart:domain table:cell-range-address="'fit_results NC_ang100to180'.M4:'fit_results NC_ang100to180'.M7"/>
            <chart:data-point chart:repeated="4"/>
          </chart:series>
          <chart:series chart:style-name="ch11" chart:values-cell-range-address="'fit_results NC_ang100to180'.H4:'fit_results NC_ang100to180'.H7" chart:label-cell-address="'fit_results NC_ang100to180'.H2:'fit_results NC_ang100to180'.H2" chart:class="chart:scatter">
            <chart:data-point chart:repeated="4"/>
          </chart:series>
          <chart:series chart:style-name="ch12" chart:values-cell-range-address="'fit_results NC_ang100to180'.I4:'fit_results NC_ang100to180'.I7" chart:label-cell-address="'fit_results NC_ang100to180'.I2:'fit_results NC_ang100to180'.I2" chart:class="chart:scatter">
            <chart:data-point chart:repeated="4"/>
          </chart:series>
          <chart:series chart:style-name="ch13" chart:values-cell-range-address="'fit_results NC_ang100to180'.J4:'fit_results NC_ang100to180'.J7" chart:label-cell-address="'fit_results NC_ang100to180'.J2:'fit_results NC_ang100to180'.J2" chart:class="chart:scatter">
            <chart:data-point chart:repeated="4"/>
          </chart:series>
          <chart:series chart:style-name="ch14" chart:values-cell-range-address="'fit_results NC_ang100to180'.K4:'fit_results NC_ang100to180'.K7" chart:label-cell-address="'fit_results NC_ang100to180'.K2:'fit_results NC_ang100to180'.K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s</text:p>
                <draw:g>
                  <svg:desc>'fit_results NC_ang100to180'.G2:'fit_results NC_ang100to180'.G2</svg:desc>
                </draw:g>
              </table:table-cell>
              <table:table-cell office:value-type="string">
                <text:p>915</text:p>
                <draw:g>
                  <svg:desc>'fit_results NC_ang100to180'.H2:'fit_results NC_ang100to180'.H2</svg:desc>
                </draw:g>
              </table:table-cell>
              <table:table-cell office:value-type="string">
                <text:p>1816</text:p>
                <draw:g>
                  <svg:desc>'fit_results NC_ang100to180'.I2:'fit_results NC_ang100to180'.I2</svg:desc>
                </draw:g>
              </table:table-cell>
              <table:table-cell office:value-type="string">
                <text:p>2550</text:p>
                <draw:g>
                  <svg:desc>'fit_results NC_ang100to180'.J2:'fit_results NC_ang100to180'.J2</svg:desc>
                </draw:g>
              </table:table-cell>
              <table:table-cell office:value-type="string">
                <text:p>2880</text:p>
                <draw:g>
                  <svg:desc>'fit_results NC_ang100to180'.K2:'fit_results NC_ang100to180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'fit_results NC_ang100to180'.M4:'fit_results NC_ang100to180'.M7</svg:desc>
                </draw:g>
              </table:table-cell>
              <table:table-cell office:value-type="float" office:value="435.868413">
                <text:p>435.868413</text:p>
                <draw:g>
                  <svg:desc>'fit_results NC_ang100to180'.G4:'fit_results NC_ang100to180'.G7</svg:desc>
                </draw:g>
              </table:table-cell>
              <table:table-cell office:value-type="float" office:value="128.402548">
                <text:p>128.402548</text:p>
                <draw:g>
                  <svg:desc>'fit_results NC_ang100to180'.H4:'fit_results NC_ang100to180'.H7</svg:desc>
                </draw:g>
              </table:table-cell>
              <table:table-cell office:value-type="float" office:value="115.51454">
                <text:p>115.51454</text:p>
                <draw:g>
                  <svg:desc>'fit_results NC_ang100to180'.I4:'fit_results NC_ang100to180'.I7</svg:desc>
                </draw:g>
              </table:table-cell>
              <table:table-cell office:value-type="float" office:value="210.864901">
                <text:p>210.864901</text:p>
                <draw:g>
                  <svg:desc>'fit_results NC_ang100to180'.J4:'fit_results NC_ang100to180'.J7</svg:desc>
                </draw:g>
              </table:table-cell>
              <table:table-cell office:value-type="float" office:value="147.445902">
                <text:p>147.445902</text:p>
                <draw:g>
                  <svg:desc>'fit_results NC_ang100to180'.K4:'fit_results NC_ang100to180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63.863854">
                <text:p>263.863854</text:p>
              </table:table-cell>
              <table:table-cell office:value-type="float" office:value="56.96769">
                <text:p>56.96769</text:p>
              </table:table-cell>
              <table:table-cell office:value-type="float" office:value="147.70319">
                <text:p>147.70319</text:p>
              </table:table-cell>
              <table:table-cell office:value-type="float" office:value="267.646023">
                <text:p>267.646023</text:p>
              </table:table-cell>
              <table:table-cell office:value-type="float" office:value="102.467928">
                <text:p>102.467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172.954064">
                <text:p>172.954064</text:p>
              </table:table-cell>
              <table:table-cell office:value-type="float" office:value="59.811763">
                <text:p>59.811763</text:p>
              </table:table-cell>
              <table:table-cell office:value-type="float" office:value="94.657674">
                <text:p>94.657674</text:p>
              </table:table-cell>
              <table:table-cell office:value-type="float" office:value="354.209272">
                <text:p>354.209272</text:p>
              </table:table-cell>
              <table:table-cell office:value-type="float" office:value="93.714111">
                <text:p>93.714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104.535581">
                <text:p>104.535581</text:p>
              </table:table-cell>
              <table:table-cell office:value-type="float" office:value="42.33036">
                <text:p>42.33036</text:p>
              </table:table-cell>
              <table:table-cell office:value-type="float" office:value="82.611042">
                <text:p>82.611042</text:p>
              </table:table-cell>
              <table:table-cell office:value-type="float" office:value="248.371481">
                <text:p>248.371481</text:p>
              </table:table-cell>
              <table:table-cell office:value-type="float" office:value="116.442837">
                <text:p>116.4428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